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12"/>
        <table:table-column table:style-name="co1" table:number-columns-repeated="5" table:default-cell-style-name="ce6"/>
        <table:table-column table:style-name="co1" table:default-cell-style-name="ce15"/>
        <table:table-row table:style-name="ro1">
          <table:table-cell table:style-name="ce1" office:value-type="string" calcext:value-type="string">
            <text:p>BOM Maker's Mill MM1 Desktop-Fräse, UniProKit UPKlib V2.06</text:p>
          </table:table-cell>
          <table:table-cell table:style-name="Default" table:number-columns-repeated="3"/>
          <table:table-cell table:style-name="ce10"/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3"/>
          <table:table-cell table:style-name="ce10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11"/>
          <table:table-cell table:style-name="ce5" office:value-type="string" calcext:value-type="string">
            <text:p>Description</text:p>
          </table:table-cell>
          <table:table-cell table:style-name="ce5" table:number-columns-repeated="4"/>
          <table:table-cell table:style-name="ce16" office:value-type="string" calcext:value-type="string">
            <text:p>Supplier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number-columns-repeated="2"/>
          <table:table-cell table:style-name="ce8" office:value-type="float" office:value="17092218" calcext:value-type="float">
            <text:p>17092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32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0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24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-Slot Nut 6, 24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8</text:p>
          </table:table-cell>
          <table:table-cell table:number-columns-repeated="2"/>
          <table:table-cell office:value-type="float" office:value="17092203" calcext:value-type="float">
            <text:p>17092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8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160x40x4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ngle16</text:p>
          </table:table-cell>
          <table:table-cell table:number-columns-repeated="2"/>
          <table:table-cell office:value-type="float" office:value="17092228" calcext:value-type="float">
            <text:p>1709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fil, 16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Con</text:p>
          </table:table-cell>
          <table:table-cell table:number-columns-repeated="2"/>
          <table:table-cell office:value-type="float" office:value="17092302" calcext:value-type="float">
            <text:p>1709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60x60x4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° Versteifungswinkel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kapp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ür TSlot, Slot6, M6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mm, M6 DIN 7984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4x12x1.6, DIN 125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6x10mm, M6 DIN934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ox-Set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3.5x16ws</text:p>
          </table:table-cell>
          <table:table-cell table:number-columns-repeated="2"/>
          <table:table-cell office:value-type="float" office:value="18081701" calcext:value-type="float">
            <text:p>18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Screw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7" table:number-columns-repeated="2"/>
          <table:table-cell table:style-name="ce7" office:value-type="float" office:value="19070613" calcext:value-type="float">
            <text:p>19070613</text:p>
          </table:table-cell>
          <table:table-cell table:style-name="ce13" office:value-type="float" office:value="12" calcext:value-type="float">
            <text:p>12</text:p>
          </table:table-cell>
          <table:table-cell table:style-name="ce7" office:value-type="string" calcext:value-type="string">
            <text:p>M4 Nut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7" table:number-columns-repeated="2"/>
          <table:table-cell table:style-name="ce7" office:value-type="float" office:value="19070615" calcext:value-type="float">
            <text:p>19070615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10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2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Mountplate3b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lager-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gellager, 8mm innen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-Block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2"/>
          <table:table-cell office:value-type="float" office:value="19082206" calcext:value-type="float">
            <text:p>1908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 Linearbeari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le, 4x48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ndelmutterblock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erbock, 8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3 Mutte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2"/>
          <table:table-cell office:value-type="float" office:value="19082015" calcext:value-type="float">
            <text:p>1908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Electronics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Endstopswitch1b</text:p>
          </table:table-cell>
          <table:table-cell table:style-name="ce7" table:number-columns-repeated="2"/>
          <table:table-cell table:style-name="ce7" office:value-type="float" office:value="19082020" calcext:value-type="float">
            <text:p>19082020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string" calcext:value-type="string">
            <text:p>Limit Switch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Pololu-A4988</text:p>
          </table:table-cell>
          <table:table-cell table:style-name="ce7" table:number-columns-repeated="2"/>
          <table:table-cell table:style-name="ce7" office:value-type="float" office:value="19082019" calcext:value-type="float">
            <text:p>19082019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string" calcext:value-type="string">
            <text:p>Treiber f. Steppermoto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7" table:number-columns-repeated="2"/>
          <table:table-cell table:style-name="ce7" office:value-type="float" office:value="19082022" calcext:value-type="float">
            <text:p>19082022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string" calcext:value-type="string">
            <text:p>Steppermotor, NEMA17, 0.42 N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Ramps-usb2B</text:p>
          </table:table-cell>
          <table:table-cell table:style-name="ce7" table:number-columns-repeated="2"/>
          <table:table-cell table:style-name="ce7" office:value-type="float" office:value="19082023" calcext:value-type="float">
            <text:p>19082023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string" calcext:value-type="string">
            <text:p>USB 2.0 Typ B Kabe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otor-4of8pol</text:p>
          </table:table-cell>
          <table:table-cell table:style-name="ce7" table:number-columns-repeated="2"/>
          <table:table-cell table:style-name="ce7" office:value-type="float" office:value="19082026" calcext:value-type="float">
            <text:p>19082026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string" calcext:value-type="string">
            <text:p>Kabel f. Steppermotor, 4-po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Endstop-3pol</text:p>
          </table:table-cell>
          <table:table-cell table:style-name="ce7" table:number-columns-repeated="2"/>
          <table:table-cell table:style-name="ce7" office:value-type="float" office:value="19082027" calcext:value-type="float">
            <text:p>19082027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string" calcext:value-type="string">
            <text:p>Kabel f. Endswitch, 3-po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12V8A</text:p>
          </table:table-cell>
          <table:table-cell table:number-columns-repeated="2"/>
          <table:table-cell office:value-type="float" office:value="19082028" calcext:value-type="float">
            <text:p>19082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12V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5"/>
          <table:table-cell table:style-name="ce14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style-name="ce2" office:value-type="string" calcext:value-type="string">
            <text:p>Set Gears</text:p>
          </table:table-cell>
          <table:table-cell table:number-columns-repeated="4"/>
          <table:table-cell table:style-name="ce14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haft8x320</text:p>
          </table:table-cell>
          <table:table-cell table:number-columns-repeated="2"/>
          <table:table-cell office:value-type="float" office:value="21011003" calcext:value-type="float">
            <text:p>2101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8x320mm</text:p>
          </table:table-cell>
          <table:table-cell table:style-name="ce14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et Maker's M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-UPK-Adapter f. MM1 u. MF1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adapter</text:p>
          </table:table-cell>
          <table:table-cell table:number-columns-repeated="2"/>
          <table:table-cell office:value-type="float" office:value="21090303" calcext:value-type="float">
            <text:p>2109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mutterblock an UPK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small1b</text:p>
          </table:table-cell>
          <table:table-cell table:number-columns-repeated="2"/>
          <table:table-cell office:value-type="float" office:value="21090307" calcext:value-type="float">
            <text:p>21090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small1b</text:p>
          </table:table-cell>
          <table:table-cell table:number-columns-repeated="2"/>
          <table:table-cell office:value-type="float" office:value="21090308" calcext:value-type="float">
            <text:p>21090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lager. los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_sunken</text:p>
          </table:table-cell>
          <table:table-cell table:number-columns-repeated="2"/>
          <table:table-cell office:value-type="float" office:value="21031301" calcext:value-type="float">
            <text:p>2103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versenkt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Spindelmount_adapter1c</text:p>
          </table:table-cell>
          <table:table-cell table:number-columns-repeated="2"/>
          <table:table-cell office:value-type="float" office:value="21031005" calcext:value-type="float">
            <text:p>2103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-Klemm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Endstopmount1b</text:p>
          </table:table-cell>
          <table:table-cell table:number-columns-repeated="2"/>
          <table:table-cell office:value-type="float" office:value="21031006" calcext:value-type="float">
            <text:p>21031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ter f. Limitswitches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mgn12c</text:p>
          </table:table-cell>
          <table:table-cell table:number-columns-repeated="2"/>
          <table:table-cell office:value-type="float" office:value="21032801" calcext:value-type="float">
            <text:p>21032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mgn12</text:p>
          </table:table-cell>
          <table:table-cell table:number-columns-repeated="2"/>
          <table:table-cell office:value-type="float" office:value="21032802" calcext:value-type="float">
            <text:p>21032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table:style-name="Default" office:value-type="string" calcext:value-type="string">
            <text:p>Carriageplate-mgn12b</text:p>
          </table:table-cell>
          <table:table-cell table:number-columns-repeated="2"/>
          <table:table-cell table:style-name="ce9" office:value-type="float" office:value="21032810" calcext:value-type="float">
            <text:p>2103281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chlitten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4x4 Madenschraube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65cyl</text:p>
          </table:table-cell>
          <table:table-cell table:number-columns-repeated="2"/>
          <table:table-cell office:value-type="float" office:value="21031002" calcext:value-type="float">
            <text:p>2103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Default" office:value-type="string" calcext:value-type="string">
            <text:p>M3x30cyl</text:p>
          </table:table-cell>
          <table:table-cell table:style-name="Default" table:number-columns-repeated="2"/>
          <table:table-cell table:style-name="ce9" office:value-type="float" office:value="21032809" calcext:value-type="float">
            <text:p>2103280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string" calcext:value-type="string">
            <text:p>30 mm, M3 ISO 4762</text:p>
          </table:table-cell>
          <table:table-cell table:style-name="Default"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-thread_320</text:p>
          </table:table-cell>
          <table:table-cell table:number-columns-repeated="2"/>
          <table:table-cell office:value-type="float" office:value="21090306" calcext:value-type="float">
            <text:p>2109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160</text:p>
          </table:table-cell>
          <table:table-cell table:number-columns-repeated="2"/>
          <table:table-cell office:value-type="float" office:value="20092406" calcext:value-type="float">
            <text:p>2009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160x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re Wellenkupplu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210</text:p>
          </table:table-cell>
          <table:table-cell table:number-columns-repeated="2"/>
          <table:table-cell office:value-type="float" office:value="20092405" calcext:value-type="float">
            <text:p>2009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210mm (Sondergröße)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mount52mm</text:p>
          </table:table-cell>
          <table:table-cell table:number-columns-repeated="2"/>
          <table:table-cell office:value-type="float" office:value="21031003" calcext:value-type="float">
            <text:p>2103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für 500W-Spindel, 52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500w</text:p>
          </table:table-cell>
          <table:table-cell table:number-columns-repeated="2"/>
          <table:table-cell office:value-type="float" office:value="21031004" calcext:value-type="float">
            <text:p>2103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W, 100V, 12000 rpm, 0.5 Nm, 1.08 K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Ks0288cncshield</text:p>
          </table:table-cell>
          <table:table-cell table:number-columns-repeated="2"/>
          <table:table-cell office:value-type="float" office:value="21031007" calcext:value-type="float">
            <text:p>2103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kompatible Steueru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500wspindel</text:p>
          </table:table-cell>
          <table:table-cell table:number-columns-repeated="2"/>
          <table:table-cell office:value-type="float" office:value="21031008" calcext:value-type="float">
            <text:p>21031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500w-Spinde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evctrl500wspindel</text:p>
          </table:table-cell>
          <table:table-cell table:number-columns-repeated="2"/>
          <table:table-cell office:value-type="float" office:value="21031009" calcext:value-type="float">
            <text:p>21031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h118-1a 2w 4k7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trlmount2g</text:p>
          </table:table-cell>
          <table:table-cell table:number-columns-repeated="2"/>
          <table:table-cell office:value-type="float" office:value="21031010" calcext:value-type="float">
            <text:p>2103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nik-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el220v</text:p>
          </table:table-cell>
          <table:table-cell table:number-columns-repeated="2"/>
          <table:table-cell office:value-type="float" office:value="21031011" calcext:value-type="float">
            <text:p>2103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V AC-Kabel mit Stecke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bel20awg</text:p>
          </table:table-cell>
          <table:table-cell table:number-columns-repeated="2"/>
          <table:table-cell office:value-type="float" office:value="21031012" calcext:value-type="float">
            <text:p>2103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 <text:s/>0.75mm², awg20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erminalstrip1.5qmm</text:p>
          </table:table-cell>
          <table:table-cell table:number-columns-repeated="2"/>
          <table:table-cell office:value-type="float" office:value="21031013" calcext:value-type="float">
            <text:p>2103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üsterklemme 1.5 mm², 16A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block</text:p>
          </table:table-cell>
          <table:table-cell table:number-columns-repeated="2"/>
          <table:table-cell office:value-type="float" office:value="21032804" calcext:value-type="float">
            <text:p>21032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age for MGN12H-rails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rail-435</text:p>
          </table:table-cell>
          <table:table-cell table:number-columns-repeated="2"/>
          <table:table-cell office:value-type="float" office:value="21032805" calcext:value-type="float">
            <text:p>21032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5mm MGN12H-rai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8cyl</text:p>
          </table:table-cell>
          <table:table-cell table:number-columns-repeated="2"/>
          <table:table-cell office:value-type="float" office:value="21032807" calcext:value-type="float">
            <text:p>210328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 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Nutblock1i</text:p>
          </table:table-cell>
          <table:table-cell table:number-columns-repeated="2"/>
          <table:table-cell office:value-type="float" office:value="21032808" calcext:value-type="float">
            <text:p>21032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 mit Senkmuttern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 table:number-rows-repeated="6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RL</text:p>
          </table:table-cell>
          <table:table-cell/>
          <table:table-cell table:style-name="ce6"/>
          <table:table-cell table:number-columns-repeated="4"/>
          <table:table-cell table:style-name="ce15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number-columns-repeated="4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/>
          <table:table-cell table:style-name="ce6"/>
          <table:table-cell table:number-columns-repeated="4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/>
          <table:table-cell table:style-name="ce6"/>
          <table:table-cell table:number-columns-repeated="4"/>
          <table:table-cell table:style-name="ce1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8">00.00.0000</text:date>, <text:time style:data-style-name="N2" text:time-value="19:42:22.2880502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3-28T21:05:53.689582549</dc:date>
    <dc:creator>os </dc:creator>
    <meta:editing-duration>P3DT15H29M27S</meta:editing-duration>
    <meta:editing-cycles>384</meta:editing-cycles>
    <meta:generator>LibreOffice/5.2.7.2$Linux_X86_64 LibreOffice_project/20m0$Build-2</meta:generator>
    <meta:printed-by>os </meta:printed-by>
    <meta:print-date>2021-03-13T09:47:46.811521230</meta:print-date>
    <meta:document-statistic meta:table-count="1" meta:cell-count="413" meta:object-count="0"/>
  </office:meta>
</office:document-meta>
</file>